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5" table:default-cell-style-name="Default"/>
        <table:table-column table:style-name="co1" table:number-columns-repeated="3" table:default-cell-style-name="ce4"/>
        <table:table-column table:style-name="co1" table:default-cell-style-name="ce14"/>
        <table:table-column table:style-name="co1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" table:default-cell-style-name="ce4"/>
        <table:table-row table:style-name="ro1" table:number-rows-repeated="2">
          <table:table-cell table:style-name="Default" table:number-columns-repeated="5"/>
          <table:table-cell table:number-columns-repeated="5"/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2"/>
          <table:table-cell table:style-name="ce5" office:value-type="string" calcext:value-type="string" table:number-columns-spanned="12" table:number-rows-spanned="1">
            <text:p>IS</text:p>
          </table:table-cell>
          <table:covered-table-cell table:number-columns-repeated="2" table:style-name="ce5"/>
          <table:covered-table-cell table:number-columns-repeated="5" table:style-name="ce12"/>
          <table:covered-table-cell table:style-name="ce15"/>
          <table:covered-table-cell table:style-name="ce16"/>
          <table:covered-table-cell table:style-name="ce11"/>
          <table:covered-table-cell table:style-name="ce4"/>
          <table:table-cell table:style-name="ce11"/>
          <table:table-cell table:style-name="ce4" table:number-columns-repeated="2"/>
          <table:table-cell/>
          <table:table-cell table:style-name="ce11"/>
          <table:table-cell table:style-name="ce4" table:number-columns-repeated="2"/>
          <table:table-cell/>
          <table:table-cell table:style-name="ce11"/>
          <table:table-cell/>
          <table:table-cell table:style-name="ce11" table:number-columns-spanned="6" table:number-rows-spanned="1"/>
          <table:covered-table-cell table:number-columns-repeated="2"/>
          <table:covered-table-cell table:number-columns-repeated="2" table:style-name="ce4"/>
          <table:covered-table-cell/>
        </table:table-row>
        <table:table-row table:style-name="ro1">
          <table:table-cell table:style-name="Default" table:number-columns-repeated="2"/>
          <table:table-cell table:style-name="ce6" office:value-type="string" calcext:value-type="string" table:number-columns-spanned="2" table:number-rows-spanned="1">
            <text:p>Cortex-A7</text:p>
          </table:table-cell>
          <table:covered-table-cell/>
          <table:table-cell table:style-name="ce11" office:value-type="string" calcext:value-type="string" table:number-columns-spanned="2" table:number-rows-spanned="1">
            <text:p>Cortex-A15</text:p>
          </table:table-cell>
          <table:covered-table-cell/>
          <table:table-cell table:style-name="ce13" office:value-type="string" calcext:value-type="string" table:number-columns-spanned="2" table:number-rows-spanned="1">
            <text:p>x5-Z8300 B</text:p>
          </table:table-cell>
          <table:covered-table-cell/>
          <table:table-cell table:style-name="ce11" office:value-type="string" calcext:value-type="string" table:number-columns-spanned="2" table:number-rows-spanned="1">
            <text:p>x5-Z8300 T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i5-3550 B</text:p>
          </table:table-cell>
          <table:covered-table-cell/>
          <table:table-cell table:style-name="ce17" office:value-type="string" calcext:value-type="string" table:number-columns-spanned="2" table:number-rows-spanned="1">
            <text:p>i5-3550 T</text:p>
          </table:table-cell>
          <table:covered-table-cell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Tps</text:p>
          </table:table-cell>
          <table:table-cell table:style-name="ce9" office:value-type="string" calcext:value-type="string">
            <text:p>Conso</text:p>
          </table:table-cell>
          <table:table-cell table:style-name="ce9" office:value-type="string" calcext:value-type="string">
            <text:p>Tps</text:p>
          </table:table-cell>
          <table:table-cell table:style-name="ce9" office:value-type="string" calcext:value-type="string">
            <text:p>Conso</text:p>
          </table:table-cell>
          <table:table-cell table:style-name="ce9" office:value-type="string" calcext:value-type="string">
            <text:p>Tps</text:p>
          </table:table-cell>
          <table:table-cell table:style-name="ce9" office:value-type="string" calcext:value-type="string">
            <text:p>Conso</text:p>
          </table:table-cell>
          <table:table-cell table:style-name="ce9" office:value-type="string" calcext:value-type="string">
            <text:p>Tps</text:p>
          </table:table-cell>
          <table:table-cell table:style-name="ce9" office:value-type="string" calcext:value-type="string">
            <text:p>Conso</text:p>
          </table:table-cell>
          <table:table-cell table:style-name="ce9" office:value-type="string" calcext:value-type="string">
            <text:p>Tps</text:p>
          </table:table-cell>
          <table:table-cell table:style-name="ce9" office:value-type="string" calcext:value-type="string">
            <text:p>Conso</text:p>
          </table:table-cell>
          <table:table-cell table:style-name="ce9" office:value-type="string" calcext:value-type="string">
            <text:p>Tps</text:p>
          </table:table-cell>
          <table:table-cell table:style-name="ce18" office:value-type="string" calcext:value-type="string">
            <text:p>Conso</text:p>
          </table:table-cell>
          <table:table-cell table:style-name="ce20" table:number-columns-repeated="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3" office:value-type="float" office:value="0.044334" calcext:value-type="float">
            <text:p>0.044334</text:p>
          </table:table-cell>
          <table:table-cell table:style-name="ce4" office:value-type="float" office:value="32.1127" calcext:value-type="float">
            <text:p>32.1127</text:p>
          </table:table-cell>
          <table:table-cell table:style-name="ce4" table:number-columns-repeated="2"/>
          <table:table-cell table:number-columns-repeated="2"/>
          <table:table-cell office:value-type="float" office:value="0.013426" calcext:value-type="float">
            <text:p>0.013426</text:p>
          </table:table-cell>
          <table:table-cell office:value-type="float" office:value="89.3125" calcext:value-type="float">
            <text:p>89.3125</text:p>
          </table:table-cell>
          <table:table-cell office:value-type="float" office:value="0.011925" calcext:value-type="float">
            <text:p>0.011925</text:p>
          </table:table-cell>
          <table:table-cell office:value-type="float" office:value="98.3428" calcext:value-type="float">
            <text:p>98.3428</text:p>
          </table:table-cell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table:number-columns-repeated="3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4434" calcext:value-type="float">
            <text:p>0.04434</text:p>
          </table:table-cell>
          <table:table-cell table:style-name="ce4" office:value-type="float" office:value="32.1127" calcext:value-type="float">
            <text:p>32.1127</text:p>
          </table:table-cell>
          <table:table-cell table:number-columns-repeated="4"/>
          <table:table-cell office:value-type="float" office:value="0.01342" calcext:value-type="float">
            <text:p>0.01342</text:p>
          </table:table-cell>
          <table:table-cell office:value-type="float" office:value="89.3125" calcext:value-type="float">
            <text:p>89.3125</text:p>
          </table:table-cell>
          <table:table-cell office:value-type="float" office:value="0.011916" calcext:value-type="float">
            <text:p>0.011916</text:p>
          </table:table-cell>
          <table:table-cell office:value-type="float" office:value="98.3428" calcext:value-type="float">
            <text:p>98.3428</text:p>
          </table:table-cell>
          <table:table-cell table:number-columns-repeated="16"/>
        </table:table-row>
        <table:table-row table:style-name="ro1">
          <table:table-cell table:number-columns-repeated="3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044319" calcext:value-type="float">
            <text:p>0.044319</text:p>
          </table:table-cell>
          <table:table-cell table:style-name="ce4" office:value-type="float" office:value="32.1127" calcext:value-type="float">
            <text:p>32.1127</text:p>
          </table:table-cell>
          <table:table-cell table:style-name="ce4" table:number-columns-repeated="2"/>
          <table:table-cell table:number-columns-repeated="2"/>
          <table:table-cell office:value-type="float" office:value="0.013419" calcext:value-type="float">
            <text:p>0.013419</text:p>
          </table:table-cell>
          <table:table-cell office:value-type="float" office:value="89.3125" calcext:value-type="float">
            <text:p>89.3125</text:p>
          </table:table-cell>
          <table:table-cell office:value-type="float" office:value="0.011916" calcext:value-type="float">
            <text:p>0.011916</text:p>
          </table:table-cell>
          <table:table-cell office:value-type="float" office:value="98.3428" calcext:value-type="float">
            <text:p>98.3428</text:p>
          </table:table-cell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table:number-columns-repeated="3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044332" calcext:value-type="float">
            <text:p>0.044332</text:p>
          </table:table-cell>
          <table:table-cell table:style-name="ce4" office:value-type="float" office:value="32.1127" calcext:value-type="float">
            <text:p>32.1127</text:p>
          </table:table-cell>
          <table:table-cell table:style-name="ce4" table:number-columns-repeated="2"/>
          <table:table-cell table:number-columns-repeated="2"/>
          <table:table-cell office:value-type="float" office:value="0.013419" calcext:value-type="float">
            <text:p>0.013419</text:p>
          </table:table-cell>
          <table:table-cell office:value-type="float" office:value="89.3125" calcext:value-type="float">
            <text:p>89.3125</text:p>
          </table:table-cell>
          <table:table-cell office:value-type="float" office:value="0.011919" calcext:value-type="float">
            <text:p>0.011919</text:p>
          </table:table-cell>
          <table:table-cell office:value-type="float" office:value="98.3428" calcext:value-type="float">
            <text:p>98.3428</text:p>
          </table:table-cell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table:number-columns-repeated="3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044318" calcext:value-type="float">
            <text:p>0.044318</text:p>
          </table:table-cell>
          <table:table-cell table:style-name="ce4" office:value-type="float" office:value="32.1127" calcext:value-type="float">
            <text:p>32.1127</text:p>
          </table:table-cell>
          <table:table-cell table:number-columns-repeated="4"/>
          <table:table-cell office:value-type="float" office:value="0.013421" calcext:value-type="float">
            <text:p>0.013421</text:p>
          </table:table-cell>
          <table:table-cell office:value-type="float" office:value="89.3125" calcext:value-type="float">
            <text:p>89.3125</text:p>
          </table:table-cell>
          <table:table-cell office:value-type="float" office:value="0.011915" calcext:value-type="float">
            <text:p>0.011915</text:p>
          </table:table-cell>
          <table:table-cell office:value-type="float" office:value="98.3428" calcext:value-type="float">
            <text:p>98.342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8"/>
          <table:table-cell table:style-name="ce10" table:number-columns-repeated="10"/>
          <table:table-cell table:style-name="ce19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table:style-name="ce3" table:number-columns-repeated="2"/>
          <table:table-cell table:style-name="ce4"/>
          <table:table-cell table:number-columns-repeated="2"/>
          <table:table-cell table:style-name="ce4" table:number-columns-repeated="5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table:style-name="Default" table:number-columns-repeated="5"/>
          <table:table-cell table:number-columns-repeated="5"/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4"/>
          <table:table-cell table:style-name="Default" table:formula="of:=MEDIAN([.E6:.E14])" office:value-type="float" office:value="0.044332" calcext:value-type="float">
            <text:p>0.044332</text:p>
          </table:table-cell>
          <table:table-cell table:number-columns-repeated="5"/>
          <table:table-cell table:style-name="Default" table:formula="of:=MEDIAN([.K6:.K14])" office:value-type="float" office:value="0.01342" calcext:value-type="float">
            <text:p>0.01342</text:p>
          </table:table-cell>
          <table:table-cell table:style-name="Default"/>
          <table:table-cell table:style-name="Default" table:formula="of:=MEDIAN([.M6:.M14])" office:value-type="float" office:value="0.011916" calcext:value-type="float">
            <text:p>0.011916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1:21:59.956659433</meta:creation-date>
    <dc:date>2016-07-07T13:49:08.907027400</dc:date>
    <meta:editing-duration>PT4M38S</meta:editing-duration>
    <meta:editing-cycles>1</meta:editing-cycles>
    <meta:document-statistic meta:table-count="1" meta:cell-count="57" meta:object-count="0"/>
    <meta:generator>LibreOffice/5.0.3.2$Linux_X86_64 LibreOffice_project/00m0$Build-2</meta:generator>
  </office:meta>
</office:document-meta>
</file>